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Smart bot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Fixed path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un #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# missed</text:p>
          </table:table-cell>
          <table:table-cell table:style-name="ce2" office:value-type="string" calcext:value-type="string">
            <text:p>fail?</text:p>
          </table:table-cell>
          <table:table-cell table:number-columns-repeated="2"/>
          <table:table-cell table:style-name="ce2" office:value-type="string" calcext:value-type="string">
            <text:p>Run #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# missed</text:p>
          </table:table-cell>
          <table:table-cell table:style-name="ce2" office:value-type="string" calcext:value-type="string">
            <text:p>fail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c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ck twice and weird path in the bac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uck and weird pat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" table:formula="of:=AVERAGE([.C4:.C13])" office:value-type="float" office:value="138" calcext:value-type="float">
            <text:p>138</text:p>
          </table:table-cell>
          <table:table-cell table:formula="of:=AVERAGE([.D4:.D13])"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formula="of:=AVERAGE([.I4:.I13])" office:value-type="float" office:value="152.9" calcext:value-type="float">
            <text:p>152.9</text:p>
          </table:table-cell>
          <table:table-cell table:formula="of:=AVERAGE([.J4:.J13])" office:value-type="float" office:value="2.9" calcext:value-type="float">
            <text:p>2.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AVERAGE([.C5]; [.C6]; [.C7]; [.C9]; [.C10]; [.C11]; [.C12])" office:value-type="float" office:value="128.285714285714" calcext:value-type="float">
            <text:p>128.285714285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Test Subject #2 (Expert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Test Subject #1 (Beginner)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Run #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# missed</text:p>
          </table:table-cell>
          <table:table-cell table:style-name="ce2" office:value-type="string" calcext:value-type="string">
            <text:p>fail?</text:p>
          </table:table-cell>
          <table:table-cell/>
          <table:table-cell table:style-name="ce2" office:value-type="string" calcext:value-type="string">
            <text:p>Run #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# missed</text:p>
          </table:table-cell>
          <table:table-cell table:style-name="ce2" office:value-type="string" calcext:value-type="string">
            <text:p>fail?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y bad pul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ed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d pull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ot stuck before the end, restar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rong wall spot but w/e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ot stuck before the end, restarted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formula="of:=AVERAGE([.C22:.C31])" office:value-type="float" office:value="116.8" calcext:value-type="float">
            <text:p>116.8</text:p>
          </table:table-cell>
          <table:table-cell table:formula="of:=AVERAGE([.D22:.D31])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AVERAGE([.H22:.H32])" office:value-type="float" office:value="151.125" calcext:value-type="float">
            <text:p>151.125</text:p>
          </table:table-cell>
          <table:table-cell table:formula="of:=AVERAGE([.I22:.I32])"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00-00-00</text:date>, <text:time style:data-style-name="N2" text:time-value="10:56:57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2:15:07.905000000</meta:creation-date>
    <dc:date>2016-01-25T14:32:48.167000000</dc:date>
    <meta:editing-duration>PT13H1M57S</meta:editing-duration>
    <meta:editing-cycles>6</meta:editing-cycles>
    <meta:generator>LibreOffice/5.0.3.2$Windows_x86 LibreOffice_project/e5f16313668ac592c1bfb310f4390624e3dbfb75</meta:generator>
    <meta:document-statistic meta:table-count="1" meta:cell-count="159" meta:object-count="0"/>
  </office:meta>
</office:document-meta>
</file>